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13608" calcext:value-type="float">
            <text:p>159.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46552" calcext:value-type="float">
            <text:p>158.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23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28264" calcext:value-type="float">
            <text:p>158.2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21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06928" calcext:value-type="float">
            <text:p>158.0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94736" calcext:value-type="float">
            <text:p>157.9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18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9768" calcext:value-type="float">
            <text:p>156.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17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576" calcext:value-type="float">
            <text:p>156.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1432" calcext:value-type="float">
            <text:p>155.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2006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1168" calcext:value-type="float">
            <text:p>154.4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1995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47848" calcext:value-type="float">
            <text:p>155.4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1991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6136" calcext:value-type="float">
            <text:p>155.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1985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99664" calcext:value-type="float">
            <text:p>155.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540113531301</text:p>
          </table:table-cell>
          <table:table-cell office:value-type="string" calcext:value-type="string">
            <text:p>1980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69768" calcext:value-type="float">
            <text:p>156.6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